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ht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0543055483140051" calcext:value-type="float">
            <text:p>0.05430554831400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0.194816749329523" calcext:value-type="float">
            <text:p>0.194816749329523</text:p>
          </table:table-cell>
          <table:table-cell office:value-type="float" office:value="1.011" calcext:value-type="float">
            <text:p>1.0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367959000868723" calcext:value-type="float">
            <text:p>0.000367959000869</text:p>
          </table:table-cell>
          <table:table-cell office:value-type="float" office:value="76800" calcext:value-type="float">
            <text:p>76800</text:p>
          </table:table-cell>
          <table:table-cell office:value-type="float" office:value="0.0758655320096295" calcext:value-type="float">
            <text:p>0.075865532009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0323897467266458" calcext:value-type="float">
            <text:p>0.003238974672665</text:p>
          </table:table-cell>
          <table:table-cell office:value-type="float" office:value="0.166837167673899" calcext:value-type="float">
            <text:p>0.166837167673899</text:p>
          </table:table-cell>
          <table:table-cell office:value-type="float" office:value="0.959" calcext:value-type="float">
            <text:p>0.959</text:p>
          </table:table-cell>
          <table:table-cell office:value-type="float" office:value="4" calcext:value-type="float">
            <text:p>4</text:p>
          </table:table-cell>
          <table:table-cell office:value-type="float" office:value="0.00197185197612271" calcext:value-type="float">
            <text:p>0.001971851976123</text:p>
          </table:table-cell>
          <table:table-cell office:value-type="float" office:value="0.000723774981452152" calcext:value-type="float">
            <text:p>0.000723774981452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856104189879261" calcext:value-type="float">
            <text:p>0.085610418987926</text:p>
          </table:table-cell>
          <table:table-cell office:value-type="float" office:value="0.00202549534151331" calcext:value-type="float">
            <text:p>0.002025495341513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table:formula="of:=(SUM([.$J$4:.J4])-[.B4])/[.B4]" office:value-type="float" office:value="-0.374649218900186" calcext:value-type="float">
            <text:p>-0.374649218900186</text:p>
          </table:table-cell>
          <table:table-cell table:formula="of:=AVERAGE([.N4:.N43])" office:value-type="float" office:value="0.911503545712608" calcext:value-type="float">
            <text:p>0.911503545712608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0350651600941395" calcext:value-type="float">
            <text:p>0.003506516009414</text:p>
          </table:table-cell>
          <table:table-cell office:value-type="float" office:value="0.183831487345742" calcext:value-type="float">
            <text:p>0.18383148734574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150367699097842" calcext:value-type="float">
            <text:p>0.001503676990978</text:p>
          </table:table-cell>
          <table:table-cell office:value-type="float" office:value="0.000705787999322638" calcext:value-type="float">
            <text:p>0.000705787999323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0870034850086086" calcext:value-type="float">
            <text:p>0.087003485008609</text:p>
          </table:table-cell>
          <table:table-cell office:value-type="float" office:value="0.00184797531498286" calcext:value-type="float">
            <text:p>0.001847975314983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table:formula="of:=(SUM([.$J$4:.J5])-[.B5])/[.B5]" office:value-type="float" office:value="0.104649357395503" calcext:value-type="float">
            <text:p>0.10464935739550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035268790088594" calcext:value-type="float">
            <text:p>0.003526879008859</text:p>
          </table:table-cell>
          <table:table-cell office:value-type="float" office:value="0.190001319996857" calcext:value-type="float">
            <text:p>0.190001319996857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110963699989952" calcext:value-type="float">
            <text:p>0.0011096369999</text:p>
          </table:table-cell>
          <table:table-cell office:value-type="float" office:value="0.000509899022290483" calcext:value-type="float">
            <text:p>0.0005098990222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087700103991665" calcext:value-type="float">
            <text:p>0.087700103991665</text:p>
          </table:table-cell>
          <table:table-cell office:value-type="float" office:value="0.00187495132558979" calcext:value-type="float">
            <text:p>0.00187495132559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table:formula="of:=(SUM([.$J$4:.J6])-[.B6])/[.B6]" office:value-type="float" office:value="0.629889193149558" calcext:value-type="float">
            <text:p>0.62988919314955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00612544434261508" calcext:value-type="float">
            <text:p>0.006125444342615</text:p>
          </table:table-cell>
          <table:table-cell office:value-type="float" office:value="0.163753855333198" calcext:value-type="float">
            <text:p>0.16375385533319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375329900998622" calcext:value-type="float">
            <text:p>0.003753299009986</text:p>
          </table:table-cell>
          <table:table-cell office:value-type="float" office:value="0.00227425000048242" calcext:value-type="float">
            <text:p>0.002274250000482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02377475996036" calcext:value-type="float">
            <text:p>0.102377475996036</text:p>
          </table:table-cell>
          <table:table-cell office:value-type="float" office:value="0.00223416464480882" calcext:value-type="float">
            <text:p>0.002234164644809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table:formula="of:=(SUM([.$J$4:.J7])-[.B7])/[.B7]" office:value-type="float" office:value="0.303184908784402" calcext:value-type="float">
            <text:p>0.30318490878440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00676012566934029" calcext:value-type="float">
            <text:p>0.00676012566934</text:p>
          </table:table-cell>
          <table:table-cell office:value-type="float" office:value="0.183598536348048" calcext:value-type="float">
            <text:p>0.183598536348048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 office:value-type="float" office:value="0.00386713500483893" calcext:value-type="float">
            <text:p>0.003867135004839</text:p>
          </table:table-cell>
          <table:table-cell office:value-type="float" office:value="0.0022156460036058" calcext:value-type="float">
            <text:p>0.002215646003606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02056114992592" calcext:value-type="float">
            <text:p>0.102056114992592</text:p>
          </table:table-cell>
          <table:table-cell office:value-type="float" office:value="0.00164510833565146" calcext:value-type="float">
            <text:p>0.001645108335651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table:formula="of:=(SUM([.$J$4:.J8])-[.B8])/[.B8]" office:value-type="float" office:value="0.424188755278831" calcext:value-type="float">
            <text:p>0.42418875527883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00679296667415959" calcext:value-type="float">
            <text:p>0.00679296667416</text:p>
          </table:table-cell>
          <table:table-cell office:value-type="float" office:value="0.185752046653458" calcext:value-type="float">
            <text:p>0.185752046653458</text:p>
          </table:table-cell>
          <table:table-cell office:value-type="float" office:value="0.864333333333333" calcext:value-type="float">
            <text:p>0.864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614422201761045" calcext:value-type="float">
            <text:p>0.00614422201761</text:p>
          </table:table-cell>
          <table:table-cell office:value-type="float" office:value="0.00229791001765989" calcext:value-type="float">
            <text:p>0.00229791001766</text:p>
          </table:table-cell>
          <table:table-cell office:value-type="float" office:value="629856" calcext:value-type="float">
            <text:p>629856</text:p>
          </table:table-cell>
          <table:table-cell office:value-type="float" office:value="0.100538889004383" calcext:value-type="float">
            <text:p>0.100538889004383</text:p>
          </table:table-cell>
          <table:table-cell office:value-type="float" office:value="0.00232757233122053" calcext:value-type="float">
            <text:p>0.002327572331221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(SUM([.$J$4:.J9])-[.B9])/[.B9]" office:value-type="float" office:value="0.759947879509631" calcext:value-type="float">
            <text:p>0.75994787950963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00851809967813703" calcext:value-type="float">
            <text:p>0.008518099678137</text:p>
          </table:table-cell>
          <table:table-cell office:value-type="float" office:value="0.165395198661524" calcext:value-type="float">
            <text:p>0.165395198661524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151541398372501" calcext:value-type="float">
            <text:p>0.001515413983725</text:p>
          </table:table-cell>
          <table:table-cell office:value-type="float" office:value="0.000613001000601798" calcext:value-type="float">
            <text:p>0.000613001000602</text:p>
          </table:table-cell>
          <table:table-cell office:value-type="float" office:value="153600" calcext:value-type="float">
            <text:p>153600</text:p>
          </table:table-cell>
          <table:table-cell office:value-type="float" office:value="0.0765877869853284" calcext:value-type="float">
            <text:p>0.076587786985329</text:p>
          </table:table-cell>
          <table:table-cell office:value-type="float" office:value="0.00168557997676544" calcext:value-type="float">
            <text:p>0.001685579976765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table:formula="of:=(SUM([.$J$4:.J10])-[.B10])/[.B10]" office:value-type="float" office:value="0.601395591265909" calcext:value-type="float">
            <text:p>0.60139559126590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00721296200451131" calcext:value-type="float">
            <text:p>0.007212962004511</text:p>
          </table:table-cell>
          <table:table-cell office:value-type="float" office:value="0.159097710333299" calcext:value-type="float">
            <text:p>0.159097710333299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0679352000588551" calcext:value-type="float">
            <text:p>0.000679352000589</text:p>
          </table:table-cell>
          <table:table-cell office:value-type="float" office:value="0.000215815001865849" calcext:value-type="float">
            <text:p>0.000215815001866</text:p>
          </table:table-cell>
          <table:table-cell office:value-type="float" office:value="38400" calcext:value-type="float">
            <text:p>38400</text:p>
          </table:table-cell>
          <table:table-cell office:value-type="float" office:value="0.0736960520152934" calcext:value-type="float">
            <text:p>0.073696052015293</text:p>
          </table:table-cell>
          <table:table-cell office:value-type="float" office:value="0.00152590168484797" calcext:value-type="float">
            <text:p>0.001525901684848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table:formula="of:=(SUM([.$J$4:.J11])-[.B11])/[.B11]" office:value-type="float" office:value="1.10270745165359" calcext:value-type="float">
            <text:p>1.1027074516535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00786796999940028" calcext:value-type="float">
            <text:p>0.0078679699994</text:p>
          </table:table-cell>
          <table:table-cell office:value-type="float" office:value="0.177256467994691" calcext:value-type="float">
            <text:p>0.177256467994691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office:value-type="float" office:value="0.000533059006556869" calcext:value-type="float">
            <text:p>0.000533059006557</text:p>
          </table:table-cell>
          <table:table-cell office:value-type="float" office:value="0.000215204025153071" calcext:value-type="float">
            <text:p>0.000215204025153</text:p>
          </table:table-cell>
          <table:table-cell office:value-type="float" office:value="38400" calcext:value-type="float">
            <text:p>38400</text:p>
          </table:table-cell>
          <table:table-cell office:value-type="float" office:value="0.0858791520004161" calcext:value-type="float">
            <text:p>0.085879152000416</text:p>
          </table:table-cell>
          <table:table-cell office:value-type="float" office:value="0.00279810266996113" calcext:value-type="float">
            <text:p>0.002798102669961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table:formula="of:=(SUM([.$J$4:.J12])-[.B12])/[.B12]" office:value-type="float" office:value="1.28328928894119" calcext:value-type="float">
            <text:p>1.2832892889411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00989002600545064" calcext:value-type="float">
            <text:p>0.009890026005451</text:p>
          </table:table-cell>
          <table:table-cell office:value-type="float" office:value="0.186766874006328" calcext:value-type="float">
            <text:p>0.186766874006328</text:p>
          </table:table-cell>
          <table:table-cell office:value-type="float" office:value="0.974666666666667" calcext:value-type="float">
            <text:p>0.974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142865799716674" calcext:value-type="float">
            <text:p>0.001428657997167</text:p>
          </table:table-cell>
          <table:table-cell office:value-type="float" office:value="0.000909914990188554" calcext:value-type="float">
            <text:p>0.000909914990189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872932169877459" calcext:value-type="float">
            <text:p>0.087293216987746</text:p>
          </table:table-cell>
          <table:table-cell office:value-type="float" office:value="0.00180364567010353" calcext:value-type="float">
            <text:p>0.001803645670104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table:formula="of:=(SUM([.$J$4:.J13])-[.B13])/[.B13]" office:value-type="float" office:value="0.99883167997232" calcext:value-type="float">
            <text:p>0.9988316799723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010121424003349" calcext:value-type="float">
            <text:p>0.010121424003349</text:p>
          </table:table-cell>
          <table:table-cell office:value-type="float" office:value="0.143651039679147" calcext:value-type="float">
            <text:p>0.143651039679147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0.00173921202076599" calcext:value-type="float">
            <text:p>0.001739212020766</text:p>
          </table:table-cell>
          <table:table-cell office:value-type="float" office:value="0.000937108008656651" calcext:value-type="float">
            <text:p>0.000937108008657</text:p>
          </table:table-cell>
          <table:table-cell office:value-type="float" office:value="242064" calcext:value-type="float">
            <text:p>242064</text:p>
          </table:table-cell>
          <table:table-cell office:value-type="float" office:value="0.0817182879836764" calcext:value-type="float">
            <text:p>0.081718287983677</text:p>
          </table:table-cell>
          <table:table-cell office:value-type="float" office:value="0.00151334832965707" calcext:value-type="float">
            <text:p>0.001513348329657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formula="of:=(SUM([.$J$4:.J14])-[.B14])/[.B14]" office:value-type="float" office:value="1.10265330432359" calcext:value-type="float">
            <text:p>1.1026533043235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0108316270052455" calcext:value-type="float">
            <text:p>0.010831627005246</text:p>
          </table:table-cell>
          <table:table-cell office:value-type="float" office:value="0.142509829990255" calcext:value-type="float">
            <text:p>0.142509829990255</text:p>
          </table:table-cell>
          <table:table-cell office:value-type="float" office:value="0.962" calcext:value-type="float">
            <text:p>0.962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0809542980277911" calcext:value-type="float">
            <text:p>0.000809542980278</text:p>
          </table:table-cell>
          <table:table-cell office:value-type="float" office:value="0.000276562990620732" calcext:value-type="float">
            <text:p>0.000276562990621</text:p>
          </table:table-cell>
          <table:table-cell office:value-type="float" office:value="57600" calcext:value-type="float">
            <text:p>57600</text:p>
          </table:table-cell>
          <table:table-cell office:value-type="float" office:value="0.0775859320128802" calcext:value-type="float">
            <text:p>0.07758593201288</text:p>
          </table:table-cell>
          <table:table-cell office:value-type="float" office:value="0.00132178099981199" calcext:value-type="float">
            <text:p>0.001321780999812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table:formula="of:=(SUM([.$J$4:.J15])-[.B15])/[.B15]" office:value-type="float" office:value="1.08681730029731" calcext:value-type="float">
            <text:p>1.0868173002973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00990498466611219" calcext:value-type="float">
            <text:p>0.009904984666112</text:p>
          </table:table-cell>
          <table:table-cell office:value-type="float" office:value="0.181818670680514" calcext:value-type="float">
            <text:p>0.181818670680514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0456184992799535" calcext:value-type="float">
            <text:p>0.0004561849928</text:p>
          </table:table-cell>
          <table:table-cell office:value-type="float" office:value="0.00015830501797609" calcext:value-type="float">
            <text:p>0.000158305017976</text:p>
          </table:table-cell>
          <table:table-cell office:value-type="float" office:value="12800" calcext:value-type="float">
            <text:p>12800</text:p>
          </table:table-cell>
          <table:table-cell office:value-type="float" office:value="0.0855819720018189" calcext:value-type="float">
            <text:p>0.085581972001819</text:p>
          </table:table-cell>
          <table:table-cell office:value-type="float" office:value="0.0014363820082508" calcext:value-type="float">
            <text:p>0.001436382008251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table:formula="of:=(SUM([.$J$4:.J16])-[.B16])/[.B16]" office:value-type="float" office:value="1.42706167081838" calcext:value-type="float">
            <text:p>1.4270616708183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0109647126713147" calcext:value-type="float">
            <text:p>0.010964712671315</text:p>
          </table:table-cell>
          <table:table-cell office:value-type="float" office:value="0.182217393342095" calcext:value-type="float">
            <text:p>0.182217393342095</text:p>
          </table:table-cell>
          <table:table-cell office:value-type="float" office:value="0.927666666666667" calcext:value-type="float">
            <text:p>0.927666666666667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0416374998167157" calcext:value-type="float">
            <text:p>0.000416374998167</text:p>
          </table:table-cell>
          <table:table-cell office:value-type="float" office:value="0.000136895978357643" calcext:value-type="float">
            <text:p>0.000136895978358</text:p>
          </table:table-cell>
          <table:table-cell office:value-type="float" office:value="12800" calcext:value-type="float">
            <text:p>12800</text:p>
          </table:table-cell>
          <table:table-cell office:value-type="float" office:value="0.0944774499803316" calcext:value-type="float">
            <text:p>0.094477449980332</text:p>
          </table:table-cell>
          <table:table-cell office:value-type="float" office:value="0.00227044066802288" calcext:value-type="float">
            <text:p>0.002270440668023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table:formula="of:=(SUM([.$J$4:.J17])-[.B17])/[.B17]" office:value-type="float" office:value="1.3995566587002" calcext:value-type="float">
            <text:p>1.399556658700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0116299296593449" calcext:value-type="float">
            <text:p>0.011629929659345</text:p>
          </table:table-cell>
          <table:table-cell office:value-type="float" office:value="0.189651996333851" calcext:value-type="float">
            <text:p>0.189651996333851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0402311008656397" calcext:value-type="float">
            <text:p>0.000402311008656</text:p>
          </table:table-cell>
          <table:table-cell office:value-type="float" office:value="0.000163329998031259" calcext:value-type="float">
            <text:p>0.000163329998031</text:p>
          </table:table-cell>
          <table:table-cell office:value-type="float" office:value="12800" calcext:value-type="float">
            <text:p>12800</text:p>
          </table:table-cell>
          <table:table-cell office:value-type="float" office:value="0.0814905389852356" calcext:value-type="float">
            <text:p>0.081490538985236</text:p>
          </table:table-cell>
          <table:table-cell office:value-type="float" office:value="0.00229067331141171" calcext:value-type="float">
            <text:p>0.002290673311412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table:formula="of:=(SUM([.$J$4:.J18])-[.B18])/[.B18]" office:value-type="float" office:value="1.45926875315344" calcext:value-type="float">
            <text:p>1.4592687531534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014095105327821" calcext:value-type="float">
            <text:p>0.014095105327821</text:p>
          </table:table-cell>
          <table:table-cell office:value-type="float" office:value="0.164270805660635" calcext:value-type="float">
            <text:p>0.164270805660635</text:p>
          </table:table-cell>
          <table:table-cell office:value-type="float" office:value="0.920333333333333" calcext:value-type="float">
            <text:p>0.92033333333333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0068646899308078" calcext:value-type="float">
            <text:p>0.000686468993081</text:p>
          </table:table-cell>
          <table:table-cell office:value-type="float" office:value="0.000363086990546435" calcext:value-type="float">
            <text:p>0.000363086990546</text:p>
          </table:table-cell>
          <table:table-cell office:value-type="float" office:value="76800" calcext:value-type="float">
            <text:p>76800</text:p>
          </table:table-cell>
          <table:table-cell office:value-type="float" office:value="0.0846845860069152" calcext:value-type="float">
            <text:p>0.084684586006915</text:p>
          </table:table-cell>
          <table:table-cell office:value-type="float" office:value="0.0015430823356534" calcext:value-type="float">
            <text:p>0.001543082335653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table:formula="of:=(SUM([.$J$4:.J19])-[.B19])/[.B19]" office:value-type="float" office:value="1.1386292792544" calcext:value-type="float">
            <text:p>1.138629279254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0137291639694013" calcext:value-type="float">
            <text:p>0.013729163969401</text:p>
          </table:table-cell>
          <table:table-cell office:value-type="float" office:value="0.148939848664061" calcext:value-type="float">
            <text:p>0.148939848664061</text:p>
          </table:table-cell>
          <table:table-cell office:value-type="float" office:value="0.937" calcext:value-type="float">
            <text:p>0.937</text:p>
          </table:table-cell>
          <table:table-cell office:value-type="float" office:value="4" calcext:value-type="float">
            <text:p>4</text:p>
          </table:table-cell>
          <table:table-cell office:value-type="float" office:value="0.00115682400064543" calcext:value-type="float">
            <text:p>0.001156824000645</text:p>
          </table:table-cell>
          <table:table-cell office:value-type="float" office:value="0.000381752994144335" calcext:value-type="float">
            <text:p>0.000381752994144</text:p>
          </table:table-cell>
          <table:table-cell office:value-type="float" office:value="84672" calcext:value-type="float">
            <text:p>84672</text:p>
          </table:table-cell>
          <table:table-cell office:value-type="float" office:value="0.090553240996087" calcext:value-type="float">
            <text:p>0.090553240996087</text:p>
          </table:table-cell>
          <table:table-cell office:value-type="float" office:value="0.0015569879906252" calcext:value-type="float">
            <text:p>0.001556987990625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SUM([.$J$4:.J20])-[.B20])/[.B20]" office:value-type="float" office:value="1.30904030351241" calcext:value-type="float">
            <text:p>1.30904030351241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0136708993231878" calcext:value-type="float">
            <text:p>0.013670899323188</text:p>
          </table:table-cell>
          <table:table-cell office:value-type="float" office:value="0.168810464655204" calcext:value-type="float">
            <text:p>0.168810464655204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0502693990711123" calcext:value-type="float">
            <text:p>0.000502693990711</text:p>
          </table:table-cell>
          <table:table-cell office:value-type="float" office:value="0.000181159004569054" calcext:value-type="float">
            <text:p>0.000181159004569</text:p>
          </table:table-cell>
          <table:table-cell office:value-type="float" office:value="19200" calcext:value-type="float">
            <text:p>19200</text:p>
          </table:table-cell>
          <table:table-cell office:value-type="float" office:value="0.0639475869829767" calcext:value-type="float">
            <text:p>0.063947586982977</text:p>
          </table:table-cell>
          <table:table-cell office:value-type="float" office:value="0.00111200334504247" calcext:value-type="float">
            <text:p>0.001112003345042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table:formula="of:=(SUM([.$J$4:.J21])-[.B21])/[.B21]" office:value-type="float" office:value="1.40022221714884" calcext:value-type="float">
            <text:p>1.4002222171488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0148901119925237" calcext:value-type="float">
            <text:p>0.014890111992524</text:p>
          </table:table-cell>
          <table:table-cell office:value-type="float" office:value="0.134554448003958" calcext:value-type="float">
            <text:p>0.134554448003958</text:p>
          </table:table-cell>
          <table:table-cell office:value-type="float" office:value="0.997666666666667" calcext:value-type="float">
            <text:p>0.997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.000402278994442895" calcext:value-type="float">
            <text:p>0.000402278994443</text:p>
          </table:table-cell>
          <table:table-cell office:value-type="float" office:value="0.00014452199684456" calcext:value-type="float">
            <text:p>0.000144521996845</text:p>
          </table:table-cell>
          <table:table-cell office:value-type="float" office:value="6400" calcext:value-type="float">
            <text:p>6400</text:p>
          </table:table-cell>
          <table:table-cell office:value-type="float" office:value="0.077636789996177" calcext:value-type="float">
            <text:p>0.077636789996177</text:p>
          </table:table-cell>
          <table:table-cell office:value-type="float" office:value="0.00130133968195878" calcext:value-type="float">
            <text:p>0.001301339681959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table:formula="of:=(SUM([.$J$4:.J22])-[.B22])/[.B22]" office:value-type="float" office:value="1.29108659377498" calcext:value-type="float">
            <text:p>1.2910865937749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0159143216733355" calcext:value-type="float">
            <text:p>0.015914321673336</text:p>
          </table:table-cell>
          <table:table-cell office:value-type="float" office:value="0.105025951993108" calcext:value-type="float">
            <text:p>0.105025951993108</text:p>
          </table:table-cell>
          <table:table-cell office:value-type="float" office:value="0.907" calcext:value-type="float">
            <text:p>0.907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00371867994545028" calcext:value-type="float">
            <text:p>0.000371867994545</text:p>
          </table:table-cell>
          <table:table-cell office:value-type="float" office:value="0.000111763016320765" calcext:value-type="float">
            <text:p>0.000111763016321</text:p>
          </table:table-cell>
          <table:table-cell office:value-type="float" office:value="6400" calcext:value-type="float">
            <text:p>6400</text:p>
          </table:table-cell>
          <table:table-cell office:value-type="float" office:value="0.0813997949881014" calcext:value-type="float">
            <text:p>0.081399794988101</text:p>
          </table:table-cell>
          <table:table-cell office:value-type="float" office:value="0.00244821164718208" calcext:value-type="float">
            <text:p>0.002448211647182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table:formula="of:=(SUM([.$J$4:.J23])-[.B23])/[.B23]" office:value-type="float" office:value="1.29747446127862" calcext:value-type="float">
            <text:p>1.29747446127862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0169306496682111" calcext:value-type="float">
            <text:p>0.016930649668211</text:p>
          </table:table-cell>
          <table:table-cell office:value-type="float" office:value="0.123170752340229" calcext:value-type="float">
            <text:p>0.12317075234022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373082002624869" calcext:value-type="float">
            <text:p>0.000373082002625</text:p>
          </table:table-cell>
          <table:table-cell office:value-type="float" office:value="0.000121514982311055" calcext:value-type="float">
            <text:p>0.000121514982311</text:p>
          </table:table-cell>
          <table:table-cell office:value-type="float" office:value="6400" calcext:value-type="float">
            <text:p>6400</text:p>
          </table:table-cell>
          <table:table-cell office:value-type="float" office:value="0.0900206090009306" calcext:value-type="float">
            <text:p>0.090020609000931</text:p>
          </table:table-cell>
          <table:table-cell office:value-type="float" office:value="0.00219365867087618" calcext:value-type="float">
            <text:p>0.002193658670876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4])-[.B24])/[.B24]" office:value-type="float" office:value="1.28912694098834" calcext:value-type="float">
            <text:p>1.2891269409883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0201707623297504" calcext:value-type="float">
            <text:p>0.02017076232975</text:p>
          </table:table-cell>
          <table:table-cell office:value-type="float" office:value="0.134298443658433" calcext:value-type="float">
            <text:p>0.134298443658433</text:p>
          </table:table-cell>
          <table:table-cell office:value-type="float" office:value="0.946" calcext:value-type="float">
            <text:p>0.946</text:p>
          </table:table-cell>
          <table:table-cell office:value-type="float" office:value="4" calcext:value-type="float">
            <text:p>4</text:p>
          </table:table-cell>
          <table:table-cell office:value-type="float" office:value="0.000366602995200083" calcext:value-type="float">
            <text:p>0.0003666029952</text:p>
          </table:table-cell>
          <table:table-cell office:value-type="float" office:value="0.000116201001219451" calcext:value-type="float">
            <text:p>0.000116201001219</text:p>
          </table:table-cell>
          <table:table-cell office:value-type="float" office:value="6400" calcext:value-type="float">
            <text:p>6400</text:p>
          </table:table-cell>
          <table:table-cell office:value-type="float" office:value="0.0702587180130649" calcext:value-type="float">
            <text:p>0.070258718013065</text:p>
          </table:table-cell>
          <table:table-cell office:value-type="float" office:value="0.00235731999661463" calcext:value-type="float">
            <text:p>0.002357319996615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table:formula="of:=(SUM([.$J$4:.J25])-[.B25])/[.B25]" office:value-type="float" office:value="1.03828321450758" calcext:value-type="float">
            <text:p>1.0382832145075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0205985673237592" calcext:value-type="float">
            <text:p>0.020598567323759</text:p>
          </table:table-cell>
          <table:table-cell office:value-type="float" office:value="0.102763167320518" calcext:value-type="float">
            <text:p>0.102763167320518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574267003685236" calcext:value-type="float">
            <text:p>0.000574267003685</text:p>
          </table:table-cell>
          <table:table-cell office:value-type="float" office:value="0.000220349989831448" calcext:value-type="float">
            <text:p>0.000220349989831</text:p>
          </table:table-cell>
          <table:table-cell office:value-type="float" office:value="38400" calcext:value-type="float">
            <text:p>38400</text:p>
          </table:table-cell>
          <table:table-cell office:value-type="float" office:value="0.0813658779952675" calcext:value-type="float">
            <text:p>0.081365877995268</text:p>
          </table:table-cell>
          <table:table-cell office:value-type="float" office:value="0.00144249366712756" calcext:value-type="float">
            <text:p>0.001442493667128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table:formula="of:=(SUM([.$J$4:.J26])-[.B26])/[.B26]" office:value-type="float" office:value="1.06597960328015" calcext:value-type="float">
            <text:p>1.06597960328015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0208787496667355" calcext:value-type="float">
            <text:p>0.020878749666736</text:p>
          </table:table-cell>
          <table:table-cell office:value-type="float" office:value="0.115421864330225" calcext:value-type="float">
            <text:p>0.115421864330225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0.000547130999621004" calcext:value-type="float">
            <text:p>0.000547130999621</text:p>
          </table:table-cell>
          <table:table-cell office:value-type="float" office:value="0.000236594991292804" calcext:value-type="float">
            <text:p>0.000236594991293</text:p>
          </table:table-cell>
          <table:table-cell office:value-type="float" office:value="38400" calcext:value-type="float">
            <text:p>38400</text:p>
          </table:table-cell>
          <table:table-cell office:value-type="float" office:value="0.0704279220080935" calcext:value-type="float">
            <text:p>0.070427922008094</text:p>
          </table:table-cell>
          <table:table-cell office:value-type="float" office:value="0.00158875798418497" calcext:value-type="float">
            <text:p>0.001588757984185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table:formula="of:=(SUM([.$J$4:.J27])-[.B27])/[.B27]" office:value-type="float" office:value="1.11434969222306" calcext:value-type="float">
            <text:p>1.1143496922230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019431065331446" calcext:value-type="float">
            <text:p>0.019431065331446</text:p>
          </table:table-cell>
          <table:table-cell office:value-type="float" office:value="0.130390229343902" calcext:value-type="float">
            <text:p>0.130390229343902</text:p>
          </table:table-cell>
          <table:table-cell office:value-type="float" office:value="0.931666666666666" calcext:value-type="float">
            <text:p>0.931666666666666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0408341002184898" calcext:value-type="float">
            <text:p>0.000408341002185</text:p>
          </table:table-cell>
          <table:table-cell office:value-type="float" office:value="0.00015610599075444" calcext:value-type="float">
            <text:p>0.000156105990754</text:p>
          </table:table-cell>
          <table:table-cell office:value-type="float" office:value="9600" calcext:value-type="float">
            <text:p>9600</text:p>
          </table:table-cell>
          <table:table-cell office:value-type="float" office:value="0.0856285140034743" calcext:value-type="float">
            <text:p>0.085628514003474</text:p>
          </table:table-cell>
          <table:table-cell office:value-type="float" office:value="0.00182337500154972" calcext:value-type="float">
            <text:p>0.00182337500155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table:formula="of:=(SUM([.$J$4:.J28])-[.B28])/[.B28]" office:value-type="float" office:value="1.36571449631339" calcext:value-type="float">
            <text:p>1.3657144963133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0207267670096674" calcext:value-type="float">
            <text:p>0.020726767009668</text:p>
          </table:table-cell>
          <table:table-cell office:value-type="float" office:value="0.123481865002153" calcext:value-type="float">
            <text:p>0.123481865002153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404605001676828" calcext:value-type="float">
            <text:p>0.000404605001677</text:p>
          </table:table-cell>
          <table:table-cell office:value-type="float" office:value="0.000121666002087295" calcext:value-type="float">
            <text:p>0.000121666002087</text:p>
          </table:table-cell>
          <table:table-cell office:value-type="float" office:value="9600" calcext:value-type="float">
            <text:p>9600</text:p>
          </table:table-cell>
          <table:table-cell office:value-type="float" office:value="0.0838289270177484" calcext:value-type="float">
            <text:p>0.083828927017748</text:p>
          </table:table-cell>
          <table:table-cell office:value-type="float" office:value="0.00309743133645194" calcext:value-type="float">
            <text:p>0.003097431336452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table:formula="of:=(SUM([.$J$4:.J29])-[.B29])/[.B29]" office:value-type="float" office:value="1.36726664833839" calcext:value-type="float">
            <text:p>1.36726664833839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0262597380205989" calcext:value-type="float">
            <text:p>0.026259738020599</text:p>
          </table:table-cell>
          <table:table-cell office:value-type="float" office:value="0.0931051026564091" calcext:value-type="float">
            <text:p>0.093105102656409</text:p>
          </table:table-cell>
          <table:table-cell office:value-type="float" office:value="0.961" calcext:value-type="float">
            <text:p>0.961</text:p>
          </table:table-cell>
          <table:table-cell office:value-type="float" office:value="4" calcext:value-type="float">
            <text:p>4</text:p>
          </table:table-cell>
          <table:table-cell office:value-type="float" office:value="0.000391188019420952" calcext:value-type="float">
            <text:p>0.000391188019421</text:p>
          </table:table-cell>
          <table:table-cell office:value-type="float" office:value="0.000152837979840115" calcext:value-type="float">
            <text:p>0.00015283797984</text:p>
          </table:table-cell>
          <table:table-cell office:value-type="float" office:value="9600" calcext:value-type="float">
            <text:p>9600</text:p>
          </table:table-cell>
          <table:table-cell office:value-type="float" office:value="0.0901688300073147" calcext:value-type="float">
            <text:p>0.090168830007315</text:p>
          </table:table-cell>
          <table:table-cell office:value-type="float" office:value="0.00281181566727658" calcext:value-type="float">
            <text:p>0.002811815667277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table:formula="of:=(SUM([.$J$4:.J30])-[.B30])/[.B30]" office:value-type="float" office:value="0.975556644793963" calcext:value-type="float">
            <text:p>0.97555664479396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0296943720022682" calcext:value-type="float">
            <text:p>0.029694372002268</text:p>
          </table:table-cell>
          <table:table-cell office:value-type="float" office:value="0.126556972323063" calcext:value-type="float">
            <text:p>0.126556972323063</text:p>
          </table:table-cell>
          <table:table-cell office:value-type="float" office:value="0.940333333333333" calcext:value-type="float">
            <text:p>0.94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593028991715983" calcext:value-type="float">
            <text:p>0.000593028991716</text:p>
          </table:table-cell>
          <table:table-cell office:value-type="float" office:value="0.000277112005278468" calcext:value-type="float">
            <text:p>0.000277112005278</text:p>
          </table:table-cell>
          <table:table-cell office:value-type="float" office:value="57600" calcext:value-type="float">
            <text:p>57600</text:p>
          </table:table-cell>
          <table:table-cell office:value-type="float" office:value="0.0806732059863862" calcext:value-type="float">
            <text:p>0.080673205986386</text:p>
          </table:table-cell>
          <table:table-cell office:value-type="float" office:value="0.0014951046614442" calcext:value-type="float">
            <text:p>0.001495104661444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table:formula="of:=(SUM([.$J$4:.J31])-[.B31])/[.B31]" office:value-type="float" office:value="0.797401359237707" calcext:value-type="float">
            <text:p>0.797401359237707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0261680846645807" calcext:value-type="float">
            <text:p>0.026168084664581</text:p>
          </table:table-cell>
          <table:table-cell office:value-type="float" office:value="0.0945743783377111" calcext:value-type="float">
            <text:p>0.09457437833771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782757997512817" calcext:value-type="float">
            <text:p>0.000782757997513</text:p>
          </table:table-cell>
          <table:table-cell office:value-type="float" office:value="0.000325727014569566" calcext:value-type="float">
            <text:p>0.00032572701457</text:p>
          </table:table-cell>
          <table:table-cell office:value-type="float" office:value="69696" calcext:value-type="float">
            <text:p>69696</text:p>
          </table:table-cell>
          <table:table-cell office:value-type="float" office:value="0.0771710620028898" calcext:value-type="float">
            <text:p>0.07717106200289</text:p>
          </table:table-cell>
          <table:table-cell office:value-type="float" office:value="0.00148132534620042" calcext:value-type="float">
            <text:p>0.0014813253462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formula="of:=(SUM([.$J$4:.J32])-[.B32])/[.B32]" office:value-type="float" office:value="1.09621875838066" calcext:value-type="float">
            <text:p>1.0962187583806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0280609859813315" calcext:value-type="float">
            <text:p>0.028060985981332</text:p>
          </table:table-cell>
          <table:table-cell office:value-type="float" office:value="0.152036433001437" calcext:value-type="float">
            <text:p>0.152036433001437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645847991108894" calcext:value-type="float">
            <text:p>0.000645847991109</text:p>
          </table:table-cell>
          <table:table-cell office:value-type="float" office:value="0.000146779988426715" calcext:value-type="float">
            <text:p>0.000146779988427</text:p>
          </table:table-cell>
          <table:table-cell office:value-type="float" office:value="14400" calcext:value-type="float">
            <text:p>14400</text:p>
          </table:table-cell>
          <table:table-cell office:value-type="float" office:value="0.0792076920042746" calcext:value-type="float">
            <text:p>0.079207692004275</text:p>
          </table:table-cell>
          <table:table-cell office:value-type="float" office:value="0.00145634300618743" calcext:value-type="float">
            <text:p>0.001456343006187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table:formula="of:=(SUM([.$J$4:.J33])-[.B33])/[.B33]" office:value-type="float" office:value="1.00671398319493" calcext:value-type="float">
            <text:p>1.0067139831949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0288948266631148" calcext:value-type="float">
            <text:p>0.028894826663115</text:p>
          </table:table-cell>
          <table:table-cell office:value-type="float" office:value="0.132559530669823" calcext:value-type="float">
            <text:p>0.132559530669823</text:p>
          </table:table-cell>
          <table:table-cell office:value-type="float" office:value="0.965666666666666" calcext:value-type="float">
            <text:p>0.965666666666666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0357273005647585" calcext:value-type="float">
            <text:p>0.000357273005648</text:p>
          </table:table-cell>
          <table:table-cell office:value-type="float" office:value="0.000123726989841089" calcext:value-type="float">
            <text:p>0.000123726989841</text:p>
          </table:table-cell>
          <table:table-cell office:value-type="float" office:value="4000" calcext:value-type="float">
            <text:p>4000</text:p>
          </table:table-cell>
          <table:table-cell office:value-type="float" office:value="0.088665168004809" calcext:value-type="float">
            <text:p>0.088665168004809</text:p>
          </table:table-cell>
          <table:table-cell office:value-type="float" office:value="0.00176437867533726" calcext:value-type="float">
            <text:p>0.001764378675337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table:formula="of:=(SUM([.$J$4:.J34])-[.B34])/[.B34]" office:value-type="float" office:value="1.00986675931323" calcext:value-type="float">
            <text:p>1.00986675931323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0340823993319646" calcext:value-type="float">
            <text:p>0.034082399331965</text:p>
          </table:table-cell>
          <table:table-cell office:value-type="float" office:value="0.0924466039966016" calcext:value-type="float">
            <text:p>0.092446603996602</text:p>
          </table:table-cell>
          <table:table-cell office:value-type="float" office:value="0.923" calcext:value-type="float">
            <text:p>0.923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0.000370813999325037" calcext:value-type="float">
            <text:p>0.000370813999325</text:p>
          </table:table-cell>
          <table:table-cell office:value-type="float" office:value="0.000103047990705818" calcext:value-type="float">
            <text:p>0.000103047990706</text:p>
          </table:table-cell>
          <table:table-cell office:value-type="float" office:value="4000" calcext:value-type="float">
            <text:p>4000</text:p>
          </table:table-cell>
          <table:table-cell office:value-type="float" office:value="0.0738191809796263" calcext:value-type="float">
            <text:p>0.073819180979626</text:p>
          </table:table-cell>
          <table:table-cell office:value-type="float" office:value="0.00386520932079293" calcext:value-type="float">
            <text:p>0.003865209320793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table:formula="of:=(SUM([.$J$4:.J35])-[.B35])/[.B35]" office:value-type="float" office:value="0.817359169576244" calcext:value-type="float">
            <text:p>0.81735916957624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0371434553332316" calcext:value-type="float">
            <text:p>0.037143455333232</text:p>
          </table:table-cell>
          <table:table-cell office:value-type="float" office:value="0.10016595000828" calcext:value-type="float">
            <text:p>0.10016595000828</text:p>
          </table:table-cell>
          <table:table-cell office:value-type="float" office:value="0.868666666666667" calcext:value-type="float">
            <text:p>0.868666666666667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00367797008948401" calcext:value-type="float">
            <text:p>0.000367797008948</text:p>
          </table:table-cell>
          <table:table-cell office:value-type="float" office:value="0.000165726989507675" calcext:value-type="float">
            <text:p>0.000165726989508</text:p>
          </table:table-cell>
          <table:table-cell office:value-type="float" office:value="4000" calcext:value-type="float">
            <text:p>4000</text:p>
          </table:table-cell>
          <table:table-cell office:value-type="float" office:value="0.0827035580005031" calcext:value-type="float">
            <text:p>0.082703558000503</text:p>
          </table:table-cell>
          <table:table-cell office:value-type="float" office:value="0.00335248367628083" calcext:value-type="float">
            <text:p>0.003352483676281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table:formula="of:=(SUM([.$J$4:.J36])-[.B36])/[.B36]" office:value-type="float" office:value="0.75784519877368" calcext:value-type="float">
            <text:p>0.7578451987736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0422227780024211" calcext:value-type="float">
            <text:p>0.042222778002421</text:p>
          </table:table-cell>
          <table:table-cell office:value-type="float" office:value="0.0906418540010539" calcext:value-type="float">
            <text:p>0.09064185400105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.000445776007836685" calcext:value-type="float">
            <text:p>0.000445776007837</text:p>
          </table:table-cell>
          <table:table-cell office:value-type="float" office:value="0.000201158982235938" calcext:value-type="float">
            <text:p>0.000201158982236</text:p>
          </table:table-cell>
          <table:table-cell office:value-type="float" office:value="24000" calcext:value-type="float">
            <text:p>24000</text:p>
          </table:table-cell>
          <table:table-cell office:value-type="float" office:value="0.0619930110115092" calcext:value-type="float">
            <text:p>0.061993011011509</text:p>
          </table:table-cell>
          <table:table-cell office:value-type="float" office:value="0.00204881467895272" calcext:value-type="float">
            <text:p>0.002048814678953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table:formula="of:=(SUM([.$J$4:.J37])-[.B37])/[.B37]" office:value-type="float" office:value="0.594903568364858" calcext:value-type="float">
            <text:p>0.59490356836485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0403118450000572" calcext:value-type="float">
            <text:p>0.040311845000057</text:p>
          </table:table-cell>
          <table:table-cell office:value-type="float" office:value="0.0889481916771426" calcext:value-type="float">
            <text:p>0.088948191677143</text:p>
          </table:table-cell>
          <table:table-cell office:value-type="float" office:value="0.891" calcext:value-type="float">
            <text:p>0.891</text:p>
          </table:table-cell>
          <table:table-cell office:value-type="float" office:value="4" calcext:value-type="float">
            <text:p>4</text:p>
          </table:table-cell>
          <table:table-cell office:value-type="float" office:value="0.000477595021948218" calcext:value-type="float">
            <text:p>0.000477595021948</text:p>
          </table:table-cell>
          <table:table-cell office:value-type="float" office:value="0.000184475997230038" calcext:value-type="float">
            <text:p>0.00018447599723</text:p>
          </table:table-cell>
          <table:table-cell office:value-type="float" office:value="24000" calcext:value-type="float">
            <text:p>24000</text:p>
          </table:table-cell>
          <table:table-cell office:value-type="float" office:value="0.0720175359747373" calcext:value-type="float">
            <text:p>0.072017535974737</text:p>
          </table:table-cell>
          <table:table-cell office:value-type="float" office:value="0.00110556899259488" calcext:value-type="float">
            <text:p>0.001105568992595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table:formula="of:=(SUM([.$J$4:.J38])-[.B38])/[.B38]" office:value-type="float" office:value="0.697933406293768" calcext:value-type="float">
            <text:p>0.697933406293768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0415656356684243" calcext:value-type="float">
            <text:p>0.041565635668424</text:p>
          </table:table-cell>
          <table:table-cell office:value-type="float" office:value="0.0788276670015572" calcext:value-type="float">
            <text:p>0.078827667001557</text:p>
          </table:table-cell>
          <table:table-cell office:value-type="float" office:value="0.836333333333333" calcext:value-type="float">
            <text:p>0.836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365510990377516" calcext:value-type="float">
            <text:p>0.000365510990378</text:p>
          </table:table-cell>
          <table:table-cell office:value-type="float" office:value="0.00011402799282223" calcext:value-type="float">
            <text:p>0.000114027992822</text:p>
          </table:table-cell>
          <table:table-cell office:value-type="float" office:value="8000" calcext:value-type="float">
            <text:p>8000</text:p>
          </table:table-cell>
          <table:table-cell office:value-type="float" office:value="0.0806276820076164" calcext:value-type="float">
            <text:p>0.080627682007616</text:p>
          </table:table-cell>
          <table:table-cell office:value-type="float" office:value="0.00300417267135344" calcext:value-type="float">
            <text:p>0.003004172671353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table:formula="of:=(SUM([.$J$4:.J39])-[.B39])/[.B39]" office:value-type="float" office:value="0.718992138993446" calcext:value-type="float">
            <text:p>0.718992138993446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0493226336645118" calcext:value-type="float">
            <text:p>0.049322633664512</text:p>
          </table:table-cell>
          <table:table-cell office:value-type="float" office:value="0.0301323716606324" calcext:value-type="float">
            <text:p>0.030132371660632</text:p>
          </table:table-cell>
          <table:table-cell office:value-type="float" office:value="0.814666666666667" calcext:value-type="float">
            <text:p>0.814666666666667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.000495856016641483" calcext:value-type="float">
            <text:p>0.000495856016641</text:p>
          </table:table-cell>
          <table:table-cell office:value-type="float" office:value="0.000193387997569516" calcext:value-type="float">
            <text:p>0.00019338799757</text:p>
          </table:table-cell>
          <table:table-cell office:value-type="float" office:value="32000" calcext:value-type="float">
            <text:p>32000</text:p>
          </table:table-cell>
          <table:table-cell office:value-type="float" office:value="0.071084958006395" calcext:value-type="float">
            <text:p>0.071084958006395</text:p>
          </table:table-cell>
          <table:table-cell office:value-type="float" office:value="0.00270283698531178" calcext:value-type="float">
            <text:p>0.002702836985312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table:formula="of:=(SUM([.$J$4:.J40])-[.B40])/[.B40]" office:value-type="float" office:value="0.503444411666794" calcext:value-type="float">
            <text:p>0.503444411666794</text:p>
          </table:table-cell>
          <table:table-cell/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051258237673513" calcext:value-type="float">
            <text:p>0.051258237673513</text:p>
          </table:table-cell>
          <table:table-cell office:value-type="float" office:value="0.0464218666699405" calcext:value-type="float">
            <text:p>0.046421866669941</text:p>
          </table:table-cell>
          <table:table-cell office:value-type="float" office:value="0.861" calcext:value-type="float">
            <text:p>0.861</text:p>
          </table:table-cell>
          <table:table-cell office:value-type="float" office:value="4" calcext:value-type="float">
            <text:p>4</text:p>
          </table:table-cell>
          <table:table-cell office:value-type="float" office:value="0.000512862985488027" calcext:value-type="float">
            <text:p>0.000512862985488</text:p>
          </table:table-cell>
          <table:table-cell office:value-type="float" office:value="0.000201524992007762" calcext:value-type="float">
            <text:p>0.000201524992008</text:p>
          </table:table-cell>
          <table:table-cell office:value-type="float" office:value="32000" calcext:value-type="float">
            <text:p>32000</text:p>
          </table:table-cell>
          <table:table-cell office:value-type="float" office:value="0.0674373749934603" calcext:value-type="float">
            <text:p>0.06743737499346</text:p>
          </table:table-cell>
          <table:table-cell office:value-type="float" office:value="0.00089378299890086" calcext:value-type="float">
            <text:p>0.000893782998901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table:formula="of:=(SUM([.$J$4:.J41])-[.B41])/[.B41]" office:value-type="float" office:value="0.464108489810203" calcext:value-type="float">
            <text:p>0.464108489810203</text:p>
          </table:table-cell>
          <table:table-cell/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0503163080041607" calcext:value-type="float">
            <text:p>0.050316308004161</text:p>
          </table:table-cell>
          <table:table-cell office:value-type="float" office:value="0.0296481009960795" calcext:value-type="float">
            <text:p>0.0296481009960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4" calcext:value-type="float">
            <text:p>4</text:p>
          </table:table-cell>
          <table:table-cell office:value-type="float" office:value="0.000413511006627232" calcext:value-type="float">
            <text:p>0.000413511006627</text:p>
          </table:table-cell>
          <table:table-cell office:value-type="float" office:value="0.00010378600563854" calcext:value-type="float">
            <text:p>0.000103786005639</text:p>
          </table:table-cell>
          <table:table-cell office:value-type="float" office:value="1280" calcext:value-type="float">
            <text:p>1280</text:p>
          </table:table-cell>
          <table:table-cell office:value-type="float" office:value="0.07673040201189" calcext:value-type="float">
            <text:p>0.07673040201189</text:p>
          </table:table-cell>
          <table:table-cell office:value-type="float" office:value="0.00116301534580998" calcext:value-type="float">
            <text:p>0.00116301534581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table:formula="of:=(SUM([.$J$4:.J42])-[.B42])/[.B42]" office:value-type="float" office:value="0.514630928207363" calcext:value-type="float">
            <text:p>0.514630928207363</text:p>
          </table:table-cell>
          <table:table-cell/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0509617270048087" calcext:value-type="float">
            <text:p>0.050961727004809</text:p>
          </table:table-cell>
          <table:table-cell office:value-type="float" office:value="0.0267732130014338" calcext:value-type="float">
            <text:p>0.026773213001434</text:p>
          </table:table-cell>
          <table:table-cell office:value-type="float" office:value="0.795333333333333" calcext:value-type="float">
            <text:p>0.795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.00033467699540779" calcext:value-type="float">
            <text:p>0.000334676995408</text:p>
          </table:table-cell>
          <table:table-cell office:value-type="float" office:value="0.000078052980825305" calcext:value-type="float">
            <text:p>7.8052980825305E-05</text:p>
          </table:table-cell>
          <table:table-cell office:value-type="float" office:value="1" calcext:value-type="float">
            <text:p>1</text:p>
          </table:table-cell>
          <table:table-cell office:value-type="float" office:value="0.0726409009948839" calcext:value-type="float">
            <text:p>0.072640900994884</text:p>
          </table:table-cell>
          <table:table-cell office:value-type="float" office:value="0.00121046966523863" calcext:value-type="float">
            <text:p>0.001210469665239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table:formula="of:=(SUM([.$J$4:.J43])-[.B43])/[.B43]" office:value-type="float" office:value="0.519200986933641" calcext:value-type="float">
            <text:p>0.5192009869336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8T00:50:58.505091736</dc:date>
    <meta:editing-duration>PT20S</meta:editing-duration>
    <meta:editing-cycles>1</meta:editing-cycles>
    <meta:document-statistic meta:table-count="1" meta:cell-count="594" meta:object-count="0"/>
    <meta:generator>LibreOffice/6.0.7.3$Linux_X86_64 LibreOffice_project/00m0$Build-3</meta:generator>
  </office:meta>
</office:document-meta>
</file>